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397cm" fo:margin-bottom="0.397cm" style:contextual-spacing="false" fo:text-align="center" style:justify-single-word="false" fo:text-indent="0cm" style:auto-text-indent="false"/>
      <style:text-properties style:font-name="Liberation Mono" fo:font-size="18pt" fo:font-style="italic" style:font-size-asian="18pt" style:font-style-asian="italic" style:font-size-complex="18pt" style:font-style-complex="italic"/>
    </style:style>
    <style:style style:name="P2" style:family="paragraph" style:parent-style-name="Heading_20_3">
      <style:paragraph-properties fo:text-align="justify" style:justify-single-word="false"/>
      <style:text-properties style:font-name="Mono" fo:font-size="14pt" style:font-size-asian="14pt" style:font-size-complex="14pt"/>
    </style:style>
    <style:style style:name="P3" style:family="paragraph" style:parent-style-name="Heading_20_3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text-align="justify" style:justify-single-word="false" fo:text-indent="0cm" style:auto-text-indent="false" fo:padding="0cm" fo:border="none"/>
    </style:style>
    <style:style style:name="P6" style:family="paragraph" style:parent-style-name="Standard">
      <style:paragraph-properties fo:text-align="justify" style:justify-single-word="false"/>
      <style:text-properties style:font-name="Mono" fo:font-size="14pt" style:font-size-asian="14pt" style:font-size-complex="14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Mono"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Mono" fo:font-size="14pt" officeooo:paragraph-rsid="0006685f" style:font-size-asian="14pt" style:font-size-complex="14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style:font-name="Mono"/>
    </style:style>
    <style:style style:name="T4" style:family="text">
      <style:text-properties style:font-name="Mono" loext:padding="0cm" loext:border="none"/>
    </style:style>
    <style:style style:name="T5" style:family="text">
      <style:text-properties style:font-name="Mono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6" style:family="text">
      <style:text-properties style:font-name="Mono" fo:font-size="14pt" style:font-size-asian="14pt" style:font-size-complex="14pt"/>
    </style:style>
    <style:style style:name="T7" style:family="text">
      <style:text-properties style:font-name="Mono" fo:font-size="14pt" style:font-size-asian="14pt" style:font-size-complex="14pt" loext:padding="0cm" loext:border="none"/>
    </style:style>
    <style:style style:name="T8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9" style:family="text">
      <style:text-properties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10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2-03 | 📘 Aula - O que são Children?</text:h>
      <text:p text:style-name="Standard"/>
      <text:h text:style-name="P2" text:outline-level="3"><text:bookmark text:name="props:-children"/>Props: Children</text:h>
      <text:p text:style-name="P8"/>
      <text:p text:style-name="P10"><text:span text:style-name="T6">Agora que compreendemos as propriedades de forma básica, nesta aula vamos aprender sobre uma propriedade de nome reservado com um comportamento especial:</text:span><text:span text:style-name="Strong_20_Emphasis"><text:span text:style-name="T7"> a children</text:span></text:span><text:span text:style-name="T6">.</text:span></text:p>
      <text:p text:style-name="P7">Se compararmos os componentes com elementos HTML, podemos dizer que até agora criamos componentes que se assemelham a tags fechadas.<text:line-break/><text:line-break/>Confira o exemplo abaixo:</text:p>
      <text:p text:style-name="P7"/>
      <text:p text:style-name="P5"><text:span text:style-name="Source_20_Text"><text:span text:style-name="T10">&lt;img src="example.jpeg" alt="Exemplo" /&gt;</text:span></text:span></text:p>
      <text:p text:style-name="P5"><text:span text:style-name="Source_20_Text"><text:span text:style-name="T10">⁠&lt;PersonCard name="Alex" username="Conder" age={32} /&gt;</text:span></text:span></text:p>
      <text:p text:style-name="P5"><text:span text:style-name="Source_20_Text"><text:span text:style-name="T10"/></text:span></text:p>
      <text:p text:style-name="P10"><text:span text:style-name="T6">Observe que o </text:span><text:span text:style-name="Source_20_Text"><text:span text:style-name="T8">PersonCard</text:span></text:span><text:span text:style-name="T6"> se assemelha muito à tag </text:span><text:span text:style-name="Source_20_Text"><text:span text:style-name="T8">img</text:span></text:span><text:span text:style-name="T6"> no sentido de conter "atributos" de variação e não poder receber nenhuma estrutura como filho.</text:span></text:p>
      <text:p text:style-name="P10"><text:span text:style-name="T6">No entanto, as possibilidades de criação de componentes no React não se limitam apenas a componentes de tag fechada. Para reproduzir comportamentos semelhantes a </text:span><text:span text:style-name="Source_20_Text"><text:span text:style-name="T8">sections</text:span></text:span><text:span text:style-name="T6">, </text:span><text:span text:style-name="Source_20_Text"><text:span text:style-name="T8">divs</text:span></text:span><text:span text:style-name="T6">, etc., podemos utilizar a propriedade </text:span><text:span text:style-name="Source_20_Text"><text:span text:style-name="T8">children</text:span></text:span><text:span text:style-name="T6">.<text:line-break/><text:line-break/>Confira o exemplo abaixo:</text:span></text:p>
      <text:p text:style-name="P10"><text:span text:style-name="T6"/></text:p>
      <text:p text:style-name="P5"><text:span text:style-name="Source_20_Text"><text:span text:style-name="T7">⁠</text:span></text:span><text:span text:style-name="Source_20_Text"><text:span text:style-name="T10">&lt;section&gt;</text:span></text:span></text:p>
      <text:p text:style-name="P5"><text:span text:style-name="Source_20_Text"><text:span text:style-name="T10"><text:s text:c="3"/>&lt;div&gt;</text:span></text:span></text:p>
      <text:p text:style-name="P5"><text:span text:style-name="Source_20_Text"><text:span text:style-name="T10"><text:s text:c="6"/>&lt;h2&gt;Exemplo&lt;/h2&gt;</text:span></text:span></text:p>
      <text:p text:style-name="P5"><text:span text:style-name="Source_20_Text"><text:span text:style-name="T10"><text:s text:c="3"/>&lt;/div&gt;</text:span></text:span></text:p>
      <text:p text:style-name="P5"><text:span text:style-name="Source_20_Text"><text:span text:style-name="T10">&lt;/section&gt;</text:span></text:span></text:p>
      <text:p text:style-name="P10"><text:span text:style-name="T6">Não é novidade que estruturas hierárquicas são possíveis e comuns no HTML. Podemos colocar tags dentro de outras tags, estabelecendo uma relação de pai e filho.<text:line-break/></text:span><text:soft-page-break/><text:span text:style-name="T6"><text:line-break/>O React permite que os componentes tenham um comportamento semelhante, usando a prop </text:span><text:span text:style-name="Source_20_Text"><text:span text:style-name="T8">children</text:span></text:span><text:span text:style-name="T6">. Para isso, é necessário desestruturar a prop juntamente com as demais.</text:span></text:p>
      <text:p text:style-name="P10"><text:span text:style-name="T6"/></text:p>
      <text:p text:style-name="P5"><text:span text:style-name="Source_20_Text"><text:span text:style-name="T10">const Component = ({children}) =&gt; {</text:span></text:span></text:p>
      <text:p text:style-name="P5"><text:span text:style-name="Source_20_Text"><text:span text:style-name="T10"><text:s text:c="2"/>return(</text:span></text:span></text:p>
      <text:p text:style-name="P5"><text:span text:style-name="Source_20_Text"><text:span text:style-name="T10"><text:s text:c="4"/>&lt;div&gt;{children}&lt;/div&gt;</text:span></text:span></text:p>
      <text:p text:style-name="P5"><text:span text:style-name="Source_20_Text"><text:span text:style-name="T10"><text:s text:c="2"/>)</text:span></text:span></text:p>
      <text:p text:style-name="P5"><text:span text:style-name="Source_20_Text"><text:span text:style-name="T10">}</text:span></text:span></text:p>
      <text:p text:style-name="P4"><text:span text:style-name="Source_20_Text"><text:span text:style-name="T7"/></text:span></text:p>
      <text:p text:style-name="P10"><text:span text:style-name="T6">A renderização de </text:span><text:span text:style-name="Source_20_Text"><text:span text:style-name="T8">children</text:span></text:span><text:span text:style-name="T6"> define o local na estrutura onde as tags serão renderizadas, e feito isso, podemos produzir o seguinte exemplo:</text:span></text:p>
      <text:p text:style-name="P10"><text:span text:style-name="T6"/></text:p>
      <text:p text:style-name="P5"><text:span text:style-name="Source_20_Text"><text:span text:style-name="T10">&lt;Component&gt;</text:span></text:span></text:p>
      <text:p text:style-name="P5"><text:span text:style-name="Source_20_Text"><text:span text:style-name="T10">⁠ <text:s text:c="2"/>&lt;h1&gt;Olá mundo&lt;/h1&gt;</text:span></text:span></text:p>
      <text:p text:style-name="P5"><text:span text:style-name="Source_20_Text"><text:span text:style-name="T10">⁠ <text:s text:c="2"/>&lt;p&gt;Aprenda React!&lt;/p&gt;</text:span></text:span></text:p>
      <text:p text:style-name="P5"><text:span text:style-name="Source_20_Text"><text:span text:style-name="T10">&lt;/Component&gt;</text:span></text:span></text:p>
      <text:p text:style-name="P4"><text:span text:style-name="Source_20_Text"><text:span text:style-name="T7"/></text:span></text:p>
      <text:p text:style-name="P10"><text:span text:style-name="T6">⁠Dessa forma, toda a estrutura do </text:span><text:span text:style-name="Source_20_Text"><text:span text:style-name="T8">Component</text:span></text:span><text:span text:style-name="T6">, incluindo os </text:span><text:span text:style-name="Source_20_Text"><text:span text:style-name="T8">children</text:span></text:span><text:span text:style-name="T6">, como as tags </text:span><text:span text:style-name="Source_20_Text"><text:span text:style-name="T8">h1</text:span></text:span><text:span text:style-name="T6"> e </text:span><text:span text:style-name="Source_20_Text"><text:span text:style-name="T8">p</text:span></text:span><text:span text:style-name="T6">, serão renderizados na interface. É importante destacar que, assim como no HTML, não há limitação na quantidade de tags que podem ser passadas como filhos.<text:line-break/><text:line-break/>Além de tags, é possível passar componentes como filhos, já que, em essência, eles também são construídos por elementos HTML.</text:span></text:p>
      <text:p text:style-name="P10"><text:span text:style-name="T6"/></text:p>
      <text:p text:style-name="P5"><text:span text:style-name="Source_20_Text"><text:span text:style-name="T10">&lt;Component&gt;</text:span></text:span></text:p>
      <text:p text:style-name="P5"><text:span text:style-name="Source_20_Text"><text:span text:style-name="T10">⁠ <text:s text:c="2"/>&lt;Component2/&gt;</text:span></text:span></text:p>
      <text:p text:style-name="P5"><text:span text:style-name="Source_20_Text"><text:span text:style-name="T10">&lt;/Component&gt;</text:span></text:span></text:p>
      <text:p text:style-name="P5"><text:span text:style-name="Source_20_Text"><text:span text:style-name="T10"/></text:span></text:p>
      <text:h text:style-name="P3" text:outline-level="3"><text:bookmark text:name="contextualizando:"/><text:soft-page-break/>Contextualizando:</text:h>
      <text:p text:style-name="P7"/>
      <text:p text:style-name="P7">Para reforçar o aprendizado, vamos aproveitar um conjunto de componentes já criados anteriormente, confira:</text:p>
      <text:p text:style-name="P7"/>
      <text:p text:style-name="P5"><text:span text:style-name="Source_20_Text"><text:span text:style-name="T10">export const ContactPage = () =&gt; {</text:span></text:span></text:p>
      <text:p text:style-name="P5"><text:span text:style-name="Source_20_Text"><text:span text:style-name="T10"><text:s text:c="3"/>return (</text:span></text:span></text:p>
      <text:p text:style-name="P5"><text:span text:style-name="Source_20_Text"><text:span text:style-name="T10"><text:s text:c="6"/>&lt;&gt;</text:span></text:span></text:p>
      <text:p text:style-name="P5"><text:span text:style-name="Source_20_Text"><text:span text:style-name="T10"><text:s text:c="8"/>&lt;Header /&gt;</text:span></text:span></text:p>
      <text:p text:style-name="P5"><text:span text:style-name="Source_20_Text"><text:span text:style-name="T10"><text:s text:c="8"/>&lt;main&gt;</text:span></text:span></text:p>
      <text:p text:style-name="P5"><text:span text:style-name="Source_20_Text"><text:span text:style-name="T10"><text:s text:c="10"/>&lt;ContactForm /&gt;</text:span></text:span></text:p>
      <text:p text:style-name="P5"><text:span text:style-name="Source_20_Text"><text:span text:style-name="T10"><text:s text:c="8"/>&lt;/main&gt;</text:span></text:span></text:p>
      <text:p text:style-name="P5"><text:span text:style-name="Source_20_Text"><text:span text:style-name="T10"><text:s text:c="8"/>&lt;Footer /&gt;</text:span></text:span></text:p>
      <text:p text:style-name="P5"><text:span text:style-name="Source_20_Text"><text:span text:style-name="T10"><text:s text:c="6"/>&lt;/&gt;</text:span></text:span></text:p>
      <text:p text:style-name="P5"><text:span text:style-name="Source_20_Text"><text:span text:style-name="T10"><text:s text:c="3"/>);</text:span></text:span></text:p>
      <text:p text:style-name="P5"><text:span text:style-name="Source_20_Text"><text:span text:style-name="T10">};</text:span></text:span></text:p>
      <text:p text:style-name="P10"><text:span text:style-name="T6">Criamos anteriormente, componentes escaláveis de </text:span><text:span text:style-name="Source_20_Text"><text:span text:style-name="T8">Header</text:span></text:span><text:span text:style-name="T6"> e </text:span><text:span text:style-name="Source_20_Text"><text:span text:style-name="T8">Footer</text:span></text:span><text:span text:style-name="T6">, porém com </text:span><text:span text:style-name="Source_20_Text"><text:span text:style-name="T8">children</text:span></text:span><text:span text:style-name="T6">, poderíamos tornar essa estrutura ainda mais escalável criando um componente que servisse como </text:span><text:span text:style-name="Strong_20_Emphasis"><text:span text:style-name="T7">template</text:span></text:span><text:span text:style-name="T6"> para criação de páginas do nosso site.</text:span></text:p>
      <text:p text:style-name="P10"><text:span text:style-name="T6"/></text:p>
      <text:p text:style-name="P5"><text:span text:style-name="Source_20_Text"><text:span text:style-name="T10">export const PagesTemplate = ({ children }) =&gt; {</text:span></text:span></text:p>
      <text:p text:style-name="P5"><text:span text:style-name="Source_20_Text"><text:span text:style-name="T10"><text:s text:c="3"/>return (</text:span></text:span></text:p>
      <text:p text:style-name="P5"><text:span text:style-name="Source_20_Text"><text:span text:style-name="T10"><text:s text:c="5"/>&lt;&gt;</text:span></text:span></text:p>
      <text:p text:style-name="P5"><text:span text:style-name="Source_20_Text"><text:span text:style-name="T10"><text:s text:c="7"/>&lt;Header /&gt;</text:span></text:span></text:p>
      <text:p text:style-name="P5"><text:span text:style-name="Source_20_Text"><text:span text:style-name="T10"><text:s text:c="7"/>&lt;main&gt;</text:span></text:span></text:p>
      <text:p text:style-name="P5"><text:span text:style-name="Source_20_Text"><text:span text:style-name="T10">⁠ <text:s text:c="8"/>{children}</text:span></text:span></text:p>
      <text:p text:style-name="P5"><text:span text:style-name="Source_20_Text"><text:span text:style-name="T10"><text:s text:c="7"/>&lt;/main&gt;</text:span></text:span></text:p>
      <text:p text:style-name="P5"><text:span text:style-name="Source_20_Text"><text:span text:style-name="T10"><text:s text:c="7"/>&lt;Footer /&gt;</text:span></text:span></text:p>
      <text:p text:style-name="P5"><text:span text:style-name="Source_20_Text"><text:span text:style-name="T10"><text:s text:c="5"/>&lt;/&gt;</text:span></text:span></text:p>
      <text:p text:style-name="P5"><text:span text:style-name="Source_20_Text"><text:span text:style-name="T10"><text:s text:c="3"/>)</text:span></text:span></text:p>
      <text:p text:style-name="P5"><text:span text:style-name="Source_20_Text"><text:span text:style-name="T10">}</text:span></text:span></text:p>
      <text:p text:style-name="P7">Aplicando este componente na página, teríamos o seguinte resultado:</text:p>
      <text:p text:style-name="P7"/>
      <text:p text:style-name="P5"><text:span text:style-name="Source_20_Text"><text:span text:style-name="T10">export const ContactPage = () =&gt; {</text:span></text:span></text:p>
      <text:p text:style-name="P5"><text:span text:style-name="Source_20_Text"><text:span text:style-name="T10"><text:s text:c="3"/>return (</text:span></text:span></text:p>
      <text:p text:style-name="P5"><text:span text:style-name="Source_20_Text"><text:span text:style-name="T10"><text:s text:c="6"/>&lt;PagesTemplate&gt; <text:s/></text:span></text:span></text:p>
      <text:p text:style-name="P5"><text:soft-page-break/><text:span text:style-name="Source_20_Text"><text:span text:style-name="T10"><text:s text:c="9"/>&lt;ContactForm /&gt; </text:span></text:span></text:p>
      <text:p text:style-name="P5"><text:span text:style-name="Source_20_Text"><text:span text:style-name="T10"><text:s text:c="6"/>&lt;/PagesTemplate&gt;</text:span></text:span></text:p>
      <text:p text:style-name="P5"><text:span text:style-name="Source_20_Text"><text:span text:style-name="T10"><text:s text:c="3"/>);</text:span></text:span></text:p>
      <text:p text:style-name="P4"><text:span text:style-name="Source_20_Text"><text:span text:style-name="T10">};⁠</text:span></text:span></text:p>
      <text:p text:style-name="P4"><text:span text:style-name="Source_20_Text"><text:span text:style-name="T10"/></text:span></text:p>
      <text:p text:style-name="P9">Com isso, evitamos repetição, e tornamos a estrutura de código arquivo a arquivo ainda mais enxuta.</text:p>
      <text:h text:style-name="P3" text:outline-level="3"><text:bookmark text:name="finalização"/>Finalização</text:h>
      <text:p text:style-name="P7"/>
      <text:p text:style-name="P10"><text:span text:style-name="T6">Conseguimos aprender o essencial sobre a props </text:span><text:span text:style-name="Source_20_Text"><text:span text:style-name="T8">children</text:span></text:span><text:span text:style-name="T6">, no futuro mais possibilidades por meio de </text:span><text:span text:style-name="Source_20_Text"><text:span text:style-name="T8">children</text:span></text:span><text:span text:style-name="T6"> serão desdobradas, mas isso, são assuntos para aulas futuras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9:44:24.159711320</meta:creation-date>
    <dc:date>2024-03-13T09:47:57.650626693</dc:date>
    <meta:editing-duration>PT3M33S</meta:editing-duration>
    <meta:editing-cycles>1</meta:editing-cycles>
    <meta:document-statistic meta:table-count="0" meta:image-count="0" meta:object-count="0" meta:page-count="4" meta:paragraph-count="64" meta:word-count="451" meta:character-count="3084" meta:non-whitespace-character-count="2529"/>
    <meta:generator>LibreOffice/24.2.0.3$Linux_X86_64 LibreOffice_project/da48488a73ddd66ea24cf16bbc4f7b9c08e9bea1</meta:generator>
  </office:meta>
</office:document-meta>
</file>